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Neue" svg:font-family="Helvetica Neue"/>
  </office:font-face-decls>
  <office:automatic-styles>
    <style:style style:name="P1" style:family="paragraph" style:parent-style-name="Standard">
      <style:paragraph-properties style:line-spacing="0.0139in"/>
      <style:text-properties style:font-name="Helvetica Neue" fo:font-size="13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// </text:p>
      <text:p text:style-name="P1"/>
      <text:p text:style-name="P1">public class ReplaceMe {</text:p>
      <text:p text:style-name="P1"/>
      <text:p text:style-name="P1"><text:s text:c="4"/></text:p>
      <text:p text:style-name="P1"/>
      <text:p text:style-name="P1"><text:s text:c="4"/>public static void main(String[] args) {</text:p>
      <text:p text:style-name="P1"><text:s text:c="8"/>System.out.println(); // </text:p>
      <text:p text:style-name="P1"><text:s text:c="2"/>}</text:p>
      <text:p text:style-name="P1">}</text:p>
      <text:p text:style-name="P1"/>
      <text:p text:style-name="P1">/*</text:p>
      <text:p text:style-name="P1"/>
      <text:p text:style-name="P1"><text:s/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4</meta:generator>
  </office:meta>
</office:document-meta>
</file>